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78c97" officeooo:paragraph-rsid="00078c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experiment you will judge whether this ramp allows for standing with upright posture. That is, would you <text:s/>be able to stand on it and stabilize your balance? Note that you won't actually get a chance to step on it until the end of the session.</text:p>
      <text:p text:style-name="P1"/>
      <text:p text:style-name="P1">Visual block:</text:p>
      <text:p text:style-name="P1">Please stand with the back of your feet touching the treadmill. In the next block of trials, you will wear a blindfold and headphones. The headphones will play noise while we adjust the slope of the ramp. When we are ready, the noise will stop. Wait until you hear a beep, then remove the blindfold. Judge whether you think the ramp can support upright posture. Indicate your choice by pressing a button on this remote. Press RIGHT if you think the ramp can support upright posture; press LEFT if you think the ramp cannot support upright posture. If you forgot which is which, just ask. If you press the wrong button by mistake, let us know. When you make a choice, you will also indicate your confidence. Say aloud a number from 1 to 7, where 1 indicates you are basically guessing and 7 indicates you are very confident. When you hear the noise in the headphones, please put the blindfold back on for the next trial.</text:p>
      <text:p text:style-name="P1"/>
      <text:p text:style-name="P1">Haptic block:</text:p>
      <text:p text:style-name="P1">Please stand with the back of your feet touching the treadmill. In the next block of trials, you will wear a blindfold and headphones. You will hold this rod. Please hold it so that the bottom touches the side of your foot. The headphones will play noise while we adjust the slope of the ramp. When we are ready, the noise will stop. Wait until you hear a beep, then lift the rod off the ground and use it to probe the stick. By touch only, judge whether you think the ramp can support upright posture. Indicate your choice by pressing a button on this remote. Press RIGHT if you think the ramp can support upright posture; press LEFT if you think the ramp cannot support upright posture. If you forgot which is which, just ask. If you press the wrong button by mistake, let us know. When you make a choice, you will also indicate your confidence. Say aloud a number from 1 to 7, where 1 indicates you are basically guessing and 7 indicates you are very confident. When you hear the noise in the headphones, please put the rod back on the gr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y </meta:initial-creator>
    <meta:creation-date>2013-11-21T14:28:12.025927191</meta:creation-date>
    <dc:date>2013-11-21T14:35:31.211267803</dc:date>
    <dc:creator>Henry </dc:creator>
    <meta:editing-duration>P0D</meta:editing-duration>
    <meta:editing-cycles>1</meta:editing-cycles>
    <meta:document-statistic meta:table-count="0" meta:image-count="0" meta:object-count="0" meta:page-count="1" meta:paragraph-count="5" meta:word-count="414" meta:character-count="2241" meta:non-whitespace-character-count="1831"/>
    <meta:generator>LibreOffice/4.1.2.3$Linux_X86_64 LibreOffice_project/410m0$Build-3</meta:generator>
  </office:meta>
</office:document-meta>
</file>